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roller.securityCheck( SecurityCheckForm for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ntroller.log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roller.viewLog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ler.begin( ReturnToForm initFo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